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26mm"/>
    </style:style>
    <style:style style:name="co2" style:family="table-column">
      <style:table-column-properties fo:break-before="auto" style:column-width="36.3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75.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6" style:family="table-cell" style:parent-style-name="Default" style:data-style-name="N109"/>
    <style:style style:name="ce3" style:family="table-cell" style:parent-style-name="Default" style:data-style-name="N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inT</text:p>
          </table:table-cell>
          <table:table-cell office:value-type="string" calcext:value-type="string">
            <text:p>Unité Nécessaire</text:p>
          </table:table-cell>
          <table:table-cell table:style-name="Default" office:value-type="string" calcext:value-type="string">
            <text:p>Prix</text:p>
          </table:table-cell>
          <table:table-cell office:value-type="string" calcext:value-type="string">
            <text:p>Unité à l’achat</text:p>
          </table:table-cell>
          <table:table-cell office:value-type="string" calcext:value-type="string">
            <text:p>Unité pour 5</text:p>
          </table:table-cell>
          <table:table-cell office:value-type="string" calcext:value-type="string">
            <text:p>Unité restantes</text:p>
          </table:table-cell>
          <table:table-cell table:style-name="Default" office:value-type="string" calcext:value-type="string">
            <text:p>Prix pour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tons 6x6x7mm</text:p>
          </table:table-cell>
          <table:table-cell office:value-type="float" office:value="12" calcext:value-type="float">
            <text:p>12</text:p>
          </table:table-cell>
          <table:table-cell office:value-type="currency" office:currency="EUR" office:value="0.62" calcext:value-type="currency">
            <text:p>0,62 €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omentary Tactile 6x6x7</text:p>
          </table:table-cell>
          <table:table-cell office:value-type="string" calcext:value-type="string">
            <text:p><text:span text:style-name="T1"><text:a xlink:href="http://s.click.aliexpress.com/e/olUXpT4y" xlink:type="simple">http://s.click.aliexpress.com/e/olUXpT4y</text:a></text:span></text:p>
          </table:table-cell>
        </table:table-row>
        <table:table-row table:style-name="ro1">
          <table:table-cell office:value-type="string" calcext:value-type="string">
            <text:p>Connecteurs femelle 5x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6" calcext:value-type="currency">
            <text:p>0,66 €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1.66" calcext:value-type="currency">
            <text:p>1,66 €</text:p>
          </table:table-cell>
          <table:table-cell office:value-type="string" calcext:value-type="string">
            <text:p>Single Row Pin Female Header Socket</text:p>
          </table:table-cell>
          <table:table-cell office:value-type="string" calcext:value-type="string">
            <text:p><text:a xlink:href="http://s.click.aliexpress.com/e/CknOkhlQ" xlink:type="simple">http://s.click.aliexpress.com/e/CknOkhlQ</text:a></text:p>
          </table:table-cell>
        </table:table-row>
        <table:table-row table:style-name="ro1">
          <table:table-cell office:value-type="string" calcext:value-type="string">
            <text:p>Connecteurs femelle 4x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62" calcext:value-type="currency">
            <text:p>0,62 €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ngle Row Pin Female Header Socket</text:p>
          </table:table-cell>
          <table:table-cell office:value-type="string" calcext:value-type="string">
            <text:p><text:a xlink:href="http://s.click.aliexpress.com/e/CknOkhlQ" xlink:type="simple">http://s.click.aliexpress.com/e/CknOkhlQ</text:a></text:p>
          </table:table-cell>
        </table:table-row>
        <table:table-row table:style-name="ro1">
          <table:table-cell office:value-type="string" calcext:value-type="string">
            <text:p>Connecteurs femelle 2x1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32" calcext:value-type="currency">
            <text:p>0,32 €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ngle Row Pin Female Header Socket</text:p>
          </table:table-cell>
          <table:table-cell office:value-type="string" calcext:value-type="string">
            <text:p><text:a xlink:href="http://s.click.aliexpress.com/e/CknOkhlQ" xlink:type="simple">http://s.click.aliexpress.com/e/CknOkhlQ</text:a></text:p>
          </table:table-cell>
        </table:table-row>
        <table:table-row table:style-name="ro1">
          <table:table-cell office:value-type="string" calcext:value-type="string">
            <text:p>Connecteurs femelle 15x1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office:value-type="string" calcext:value-type="string">
            <text:p>Single Row Pin Female Header Socket</text:p>
          </table:table-cell>
          <table:table-cell office:value-type="string" calcext:value-type="string">
            <text:p><text:a xlink:href="http://s.click.aliexpress.com/e/CknOkhlQ" xlink:type="simple">http://s.click.aliexpress.com/e/CknOkhlQ</text:a></text:p>
          </table:table-cell>
        </table:table-row>
        <table:table-row table:style-name="ro1">
          <table:table-cell office:value-type="string" calcext:value-type="string">
            <text:p>Vis M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.29" calcext:value-type="currency">
            <text:p>6,29 €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298" calcext:value-type="float">
            <text:p>298</text:p>
          </table:table-cell>
          <table:table-cell office:value-type="currency" office:currency="EUR" office:value="3.05" calcext:value-type="currency">
            <text:p>3,05 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2.76" calcext:value-type="currency">
            <text:p>12,76 €</text:p>
          </table:table-cell>
          <table:table-cell office:value-type="string" calcext:value-type="string">
            <text:p>Arduino Nano</text:p>
          </table:table-cell>
          <table:table-cell office:value-type="string" calcext:value-type="string">
            <text:p><text:a xlink:href="http://s.click.aliexpress.com/e/2uowM4pK" xlink:type="simple">http://s.click.aliexpress.com/e/2uowM4pK</text:a></text:p>
          </table:table-cell>
        </table:table-row>
        <table:table-row table:style-name="ro1">
          <table:table-cell office:value-type="string" calcext:value-type="string">
            <text:p>Joysti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3.33" calcext:value-type="currency">
            <text:p>3,33 €</text:p>
          </table:table-cell>
          <table:table-cell/>
          <table:table-cell office:value-type="string" calcext:value-type="string">
            <text:p><text:a xlink:href="http://s.click.aliexpress.com/e/DVKoCmBO" xlink:type="simple">http://s.click.aliexpress.com/e/DVKoCmBO</text:a></text:p>
          </table:table-cell>
        </table:table-row>
        <table:table-row table:style-name="ro1">
          <table:table-cell office:value-type="string" calcext:value-type="string">
            <text:p>Afficheur OLED 128x3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55" calcext:value-type="currency">
            <text:p>1,55 €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10.19" calcext:value-type="currency">
            <text:p>10,19 €</text:p>
          </table:table-cell>
          <table:table-cell office:value-type="string" calcext:value-type="string">
            <text:p>oled 128x32 I2C</text:p>
          </table:table-cell>
          <table:table-cell office:value-type="string" calcext:value-type="string">
            <text:p><text:a xlink:href="http://s.click.aliexpress.com/e/CBhkgRfE" xlink:type="simple">http://s.click.aliexpress.com/e/CBhkgRfE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EUR" office:value="6" calcext:value-type="currency">
            <text:p>6,00 €</text:p>
          </table:table-cell>
          <table:table-cell table:number-columns-repeated="3"/>
          <table:table-cell table:style-name="ce6" office:value-type="currency" office:currency="EUR" office:value="6" calcext:value-type="currency">
            <text:p>6,00 €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formula="of:=SUM([.C2:.C11])" office:value-type="currency" office:currency="EUR" office:value="20.57" calcext:value-type="currency">
            <text:p>20,57 €</text:p>
          </table:table-cell>
          <table:table-cell table:number-columns-repeated="3"/>
          <table:table-cell office:value-type="currency" office:currency="EUR" office:value="42.74" calcext:value-type="currency">
            <text:p>42,74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6" office:value-type="currency" office:currency="EUR" office:value="8.5" calcext:value-type="currency">
            <text:p>8,5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/00/0000</text:date>, <text:time style:data-style-name="N2" text:time-value="12:03:34.4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1-20T12:05:50.414000000</dc:date>
    <meta:editing-duration>PT10M36S</meta:editing-duration>
    <meta:editing-cycles>2</meta:editing-cycles>
    <meta:document-statistic meta:table-count="1" meta:cell-count="89" meta:object-count="0"/>
  </office:meta>
</office:document-meta>
</file>